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10000008181711DCFAFAE1250.png" manifest:media-type="image/png"/>
  <manifest:file-entry manifest:full-path="Pictures/10000001000002930000007324058DF4D6AE5ABD.png" manifest:media-type="image/png"/>
  <manifest:file-entry manifest:full-path="Pictures/10000001000003C800000127BF9C8091ED2EE4BE.png" manifest:media-type="image/png"/>
  <manifest:file-entry manifest:full-path="Pictures/10000001000003C80000012768A123AEE29995EC.png" manifest:media-type="image/png"/>
  <manifest:file-entry manifest:full-path="Pictures/100000010000029000000071846B4FBF402471BA.png" manifest:media-type="image/png"/>
  <manifest:file-entry manifest:full-path="Pictures/10000001000001EC0000006D300494C14DA31CF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7319in" svg:y="0.3437in" svg:width="5.1252in" svg:height="1.1354in" draw:z-index="0"><draw:image xlink:href="Pictures/10000001000001EC0000006D300494C14DA31CF5.png" xlink:type="simple" xlink:show="embed" xlink:actuate="onLoad" draw:mime-type="image/png"/></draw:frame><draw:frame draw:style-name="fr1" draw:name="Image2" text:anchor-type="char" svg:x="-0.0728in" svg:y="1.9374in" svg:width="6.6929in" svg:height="1.1528in" draw:z-index="1"><draw:image xlink:href="Pictures/100000010000029000000071846B4FBF402471BA.png" xlink:type="simple" xlink:show="embed" xlink:actuate="onLoad" draw:mime-type="image/png"/></draw:frame><draw:frame draw:style-name="fr1" draw:name="Image3" text:anchor-type="char" svg:x="-0.1457in" svg:y="3.4374in" svg:width="6.6929in" svg:height="2.0398in" draw:z-index="2"><draw:image xlink:href="Pictures/10000001000003C80000012768A123AEE29995EC.png" xlink:type="simple" xlink:show="embed" xlink:actuate="onLoad" draw:mime-type="image/png"/></draw:frame><draw:frame draw:style-name="fr1" draw:name="Image4" text:anchor-type="char" svg:x="-0.0417in" svg:y="8.5728in" svg:width="6.6929in" svg:height="2.0398in" draw:z-index="3"><draw:image xlink:href="Pictures/10000001000003C800000127BF9C8091ED2EE4BE.png" xlink:type="simple" xlink:show="embed" xlink:actuate="onLoad" draw:mime-type="image/png"/></draw:frame><draw:frame draw:style-name="fr1" draw:name="Image5" text:anchor-type="char" svg:x="-0.0209in" svg:y="5.5835in" svg:width="6.6929in" svg:height="1.1673in" draw:z-index="4"><draw:image xlink:href="Pictures/10000001000002930000007324058DF4D6AE5ABD.png" xlink:type="simple" xlink:show="embed" xlink:actuate="onLoad" draw:mime-type="image/png"/></draw:frame><draw:frame draw:style-name="fr1" draw:name="Image6" text:anchor-type="char" svg:x="0.0102in" svg:y="6.9791in" svg:width="6.6929in" svg:height="1.3138in" draw:z-index="5"><draw:image xlink:href="Pictures/10000001000002910000008181711DCFAFAE125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0T01:37:46.585521044</meta:creation-date>
    <dc:date>2023-12-20T01:39:09.177806351</dc:date>
    <meta:editing-duration>PT1M24S</meta:editing-duration>
    <meta:editing-cycles>1</meta:editing-cycles>
    <meta:document-statistic meta:table-count="0" meta:image-count="6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